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7.3319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4.2181in" fo:break-before="auto" style:use-optimal-row-height="true"/>
    </style:style>
    <style:style style:name="ro6" style:family="table-row">
      <style:table-row-properties style:row-height="2.1972in" fo:break-before="auto" style:use-optimal-row-height="true"/>
    </style:style>
    <style:style style:name="ro7" style:family="table-row">
      <style:table-row-properties style:row-height="6.86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2.507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normal" style:font-weight-asian="bold" style:font-weight-complex="bold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5-13">
            <text:p>05/13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/>
            <text:p/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ISS == 0:</text:p>
            <text:p><text:s text:c="2"/>ISS (initial sequence number) ← 1;</text:p>
            <text:p><text:s text:c="2"/>SEG.SEQ ← ISS;</text:p>
            <text:p><text:s text:c="2"/>SEG.ACK ← RCV.NXT; # RCV.NXT should be set to 0 on init</text:p>
            <text:p><text:s text:c="2"/>SND.UNA ← ISS;</text:p>
            <text:p><text:s text:c="2"/>SND.NXT ← ISS + 1;</text:p>
            <text:p/>
            <text:p>Else: </text:p>
            <text:p><text:s text:c="2"/>SEG.SEQ ← SND.NXT;</text:p>
            <text:p><text:s text:c="2"/>SND.NXT ← SND.NXT + (isFin ? 1 : <text:s/>SEG.LEN)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/FIN on SendBuffer;</text:p>
            <text:p/>
            <text:p>Insert RCV.WND into header.</text:p>
            <text:p><text:s text:c="2"/>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6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Retransmit the earliest segment that has not been acknowledged by the receiver:</text:p>
            <text:p><text:s text:c="2"/>#Check for SYN or FIN in send buffer.</text:p>
            <text:p><text:s text:c="2"/>DataToSend ← SendBuffer[SND.UNA, SND.UNA + max data length)</text:p>
            <text:p><text:span text:style-name="T2"><text:s text:c="2"/></text:span><text:span text:style-name="T2">SEG.SEQ ← SND.UNA;</text:span></text:p>
            <text:p><text:s text:c="2"/>SND.NXT ← SND.UNA + SEG.LEN;</text:p>
            <text:p><text:s text:c="2"/>SEG.ACK ← RCV.NXT;</text:p>
            <text:p/>
            <text:p><text:s text:c="2"/>If SEG.ACK:</text:p>
            <text:p><text:s text:c="4"/>SEG.isAck ← True;</text:p>
            <text:p/>
            <text:p><text:s text:c="2"/>[ResendPacketEvent]</text:p>
            <text:p><text:s text:c="2"/>RTO ← RT0 * 2;</text:p>
            <text:p><text:s text:c="2"/>Start timer again;</text:p>
          </table:table-cell>
          <table:table-cell table:style-name="ce4" office:value-type="string">
            <text:p><text:span text:style-name="T4">if my timer &amp;&amp; state == TimeWait:</text:span></text:p>
            <text:p><text:span text:style-name="T4"><text:s/>→ </text:span><text:span text:style-name="T4">Closed;</text:span></text:p>
            <text:p><text:span text:style-name="T4"><text:s/></text:span><text:span text:style-name="T4">Dispatch [DeleteSocketEvent];</text:span>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ResendPacket</text:p>
          </table:table-cell>
          <table:table-cell table:style-name="Default" office:value-type="string">
            <text:p>[NetworkSendPacketEvent]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7">
          <table:table-cell office:value-type="string">
            <text:p>NetworkReceivePacket</text:p>
          </table:table-cell>
          <table:table-cell table:style-name="Default" office:value-type="string">
            <text:p><text:span text:style-name="T1"># Do we have a valid ACK number?</text:span></text:p>
            <text:p>If ACK:</text:p>
            <text:p><text:s text:c="2"/>Valid ← SND.UNA &lt;= SEG.ACK &lt;= SND.NXT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):</text:p>
            <text:p><text:s text:c="4"/>Send ack; # put this in reliability?</text:p>
            <text:p><text:s text:c="4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.queue()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/>
            <text:p># check to see if we are in established</text:p>
            <text:p>If can_send() &amp;&amp; if SND.UNA &lt; SEG.ACK &lt;= SND.NXT:</text:p>
            <text:p><text:s text:c="2"/># The only thing we need to do in congestion control is read the ack number.</text:p>
            <text:p><text:s text:c="2"/>congestion_control()</text:p>
            <text:p/>
            <text:p>assert(the total of RCV.NXT and RCV.WND is not reduced) # page 74</text:p>
            <text:p/>
            <text:p><text:span text:style-name="T3"># This needs to happen after all calls to all modules</text:span></text:p>
            <text:p><text:span text:style-name="T3">If saved CloseEvent &amp;&amp; send buffer is empty:</text:span></text:p>
            <text:p><text:span text:style-name="T3"><text:s/></text:span><text:span text:style-name="T3">Call close on connection manager;</text:span></text:p>
            <text:p><text:span text:style-name="T3"><text:s/></text:span><text:span text:style-name="T3">Set saved CloseEvent to be NULL;</text:span></text:p>
          </table:table-cell>
          <table:table-cell table:style-name="Default" office:value-type="string">
            <text:p>Update timer according to RFC 2988;</text:p>
            <text:p><text:s text:c="2"/></text:p>
            <text:p><text:s text:c="2"/></text:p>
            <text:p>If ACK &amp;&amp; SND.UNA &lt; SEG.ACK &lt;= SND.NXT:</text:p>
            <text:p><text:s text:c="2"/>SND.UNA ← SEG.ACK;</text:p>
            <text:p><text:s text:c="2"/>Remove anything from send buffer which is ack'ed;</text:p>
            <text:p/>
            <text:p>Else If SEG.ACK &gt; SND.NXT</text:p>
            <text:p><text:s text:c="2"/>Send an ack</text:p>
            <text:p><text:s text:c="2"/>Return</text:p>
            <text:p/>
            <text:p># RFC 2001</text:p>
            <text:p># This is a bit of an update</text:p>
            <text:p># Must cover the equal case in the first expression</text:p>
            <text:p># The second expression is to only count duplicate acks when we have outstanding data</text:p>
            <text:p><text:span text:style-name="T2">Else if ACK &amp;&amp; SEG.ACK &lt;= SND.UNA &amp;&amp; SND.UNA &lt; SND.NXT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1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Resend packet similar to timing out;</text:span></text:p>
            <text:p/>
            <text:p/>
            <text:p>If FIN or SYN:</text:p>
            <text:p><text:s text:c="2"/>RCV.NXT ← SEG.SEQ + 1;</text:p>
            <text:p><text:s text:c="2"/># we may not need to adjust the receive window on these control bits</text:p>
            <text:p><text:s text:c="2"/># as we will consume it next</text:p>
            <text:p><text:s text:c="2"/>RCV.WND ← RCV.WND – 1;</text:p>
            <text:p/>
            <text:p>Else If data:</text:p>
            <text:p><text:s text:c="2"/>Save packet in priority queue to keep packets ordered</text:p>
            <text:p><text:s text:c="2"/>RCV.WND ← RCV.WND – amount of new data (not necessarily the amount in the packet)</text:p>
            <text:p><text:s text:c="2"/># put as many in order packets as we can into the receive buffer</text:p>
            <text:p><text:s text:c="2"/>If queue.top() == RCV.NXT:</text:p>
            <text:p><text:s text:c="4"/>Save as much contiguous data in receive buffer as we can;</text:p>
            <text:p><text:s text:c="4"/>Peek at data in the queue and update all received data to be correct and</text:p>
            <text:p><text:s text:c="5"/>Remove all packets we can from the queue</text:p>
            <text:p><text:s text:c="4"/>RCV.NXT ← RCV.NXT + amount put in receive buffer; <text:s text:c="3"/></text:p>
            <text:p><text:s text:c="4"/>[ReceiveBufferNotEmpty];</text:p>
            <text:p/>
            <text:p><text:s text:c="2"/>Send ACK # always send ack upon receipt of data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4">If Fin &amp;&amp; state == Established:</text:span></text:p>
            <text:p><text:span text:style-name="T4"><text:s/>→ </text:span><text:span text:style-name="T4">CloseWait;</text:span></text:p>
            <text:p><text:span text:style-name="T4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</text:span><text:span text:style-name="T3"> </text:span><text:span text:style-name="T5">&amp;&amp; send buffer is empty</text:span><text:span text:style-name="T5">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 </text:span><text:span text:style-name="T5">&amp;&amp; send buffer is empty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pure ACK &amp;&amp; state == LastAck </text:span><text:span text:style-name="T5">&amp;&amp; send buffer is empty</text:span><text:span text:style-name="T3">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table:style-name="Default" office:value-type="string">
            <text:p># update the send window</text:p>
            <text:p># see page 72 for details on variable definitions</text:p>
            <text:p># what about circular space? <text:s/>tcp.py does not consider it</text:p>
            <text:p>If SND.WL1 &lt; SEG.SEG || (SND.WL1 == SEG.SEQ &amp;&amp; SND.WL2 &lt;= SEG.ACK)):</text:p>
            <text:p><text:s text:c="2"/>SND.WND ← SEG.WND;</text:p>
            <text:p><text:s text:c="2"/>SND.WL1 ← SEG.SEQ;</text:p>
            <text:p><text:s text:c="2"/>SND.WL2 ← SEG.ACK;</text:p>
            <text:p/>
            <text:p>Send as much data as we can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8">
          <table:table-cell office:value-type="string">
            <text:p>ReceiveBufferNotEmpty</text:p>
          </table:table-cell>
          <table:table-cell table:style-name="Default"/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pan text:style-name="T2"><text:s/></text:span><text:span text:style-name="T2">RCV.WND ← RCV.WND + size of data put into response event;</text:span></text:p>
            <text:p><text:s/>Dispatch [ReceiveBufferNotFull]</text:p>
          </table:table-cell>
          <table:table-cell table:number-columns-repeated="1020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not empty OR R.queue() is not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<text:s/>RCV.WND ← RCV.WND + size of data put into response event;</text:p>
            <text:p><text:s/>Dispatch [ReceiveBufferNotFull]</text:p>
            <text:p>Else:</text:p>
            <text:p><text:s/>Save the ReceiveEvent</text:p>
          </table:table-cell>
          <table:table-cell table:number-columns-repeated="1020"/>
        </table:table-row>
        <table:table-row table:style-name="ro9">
          <table:table-cell table:style-name="ce3" office:value-type="string">
            <text:p>CloseEvent</text:p>
          </table:table-cell>
          <table:table-cell table:style-name="ce3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0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0">
          <table:table-cell table:number-columns-repeated="1023"/>
        </table:table-row>
        <table:table-row table:style-name="ro10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0" table:number-rows-repeated="1048550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3">05/13/2011</text:date>, <text:time>14:2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13T14:23:03</dc:date>
    <dc:creator>Randy Buck</dc:creator>
    <meta:editing-duration>PT536H49M20S</meta:editing-duration>
    <meta:editing-cycles>238</meta:editing-cycles>
    <meta:generator>OpenOffice.org/3.2$Unix OpenOffice.org_project/320m12$Build-9483</meta:generator>
    <meta:printed-by>Randy Buck</meta:printed-by>
    <meta:print-date>2011-05-13T13:55:21</meta:print-date>
    <meta:document-statistic meta:table-count="3" meta:cell-count="43" meta:object-count="0"/>
  </office:meta>
</office:document-meta>
</file>